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png" manifest:full-path="Pictures/10000000000003EB00000212F3901D0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651cm"/>
    </style:style>
    <style:style style:name="P1" style:family="paragraph">
      <style:paragraph-properties fo:text-align="center"/>
    </style:style>
    <style:style style:name="P2" style:family="paragraph">
      <style:text-properties fo:font-family="'Liberation Serif'" style:font-family-generic="roman" style:font-pitch="variable" fo:font-size="28pt" style:font-size-asian="28pt" style:font-size-complex="28pt"/>
    </style:style>
    <style:style style:name="T1" style:family="text">
      <style:text-properties fo:font-family="'Liberation Serif'" style:font-family-generic="roman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9.589cm" svg:height="10.35cm" svg:x="1.219cm" svg:y="9.039cm">
          <draw:image xlink:href="Pictures/10000000000003EB00000212F3901D08.png" xlink:type="simple" xlink:show="embed" xlink:actuate="onLoad">
            <text:p/>
          </draw:image>
        </draw:frame>
        <draw:custom-shape draw:style-name="gr2" draw:text-style-name="P1" draw:layer="layout" svg:width="0.508cm" svg:height="0.508cm" svg:x="14.97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3.937cm" svg:height="1.901cm" svg:x="15.605cm" svg:y="11.545cm">
          <draw:text-box>
            <text:p text:style-name="P2"><text:span text:style-name="T1">Defect</text:span></text:p>
          </draw:text-box>
        </draw:frame>
        <draw:custom-shape draw:style-name="gr2" draw:text-style-name="P1" draw:layer="layout" svg:width="0.508cm" svg:height="0.508cm" svg:x="3.794cm" svg:y="13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7.731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17.38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0000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</meta:initial-creator>
    <meta:creation-date>2012-02-29T12:46:18</meta:creation-date>
    <dc:date>2012-02-29T12:53:00</dc:date>
    <dc:creator>Jason </dc:creator>
    <meta:editing-duration>PT6M44S</meta:editing-duration>
    <meta:editing-cycles>1</meta:editing-cycles>
    <meta:document-statistic meta:object-count="6"/>
    <meta:generator>LibreOffice/3.4$Unix LibreOffice_project/340m1$Build-402</meta:generator>
  </office:meta>
</office:document-meta>
</file>